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E00000259D48E6B5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1.504cm" fo:min-width="3.003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186cm" svg:height="17.046cm" svg:x="-0.103cm" svg:y="-0.083cm">
            <draw:image xlink:href="Pictures/100000000000026E00000259D48E6B5A.png" xlink:type="simple" xlink:show="embed" xlink:actuate="onLoad" draw:mime-type="image/png">
              <text:p/>
            </draw:image>
          </draw:frame>
          <draw:custom-shape draw:style-name="gr3" draw:text-style-name="P1" draw:layer="layout" svg:width="3.583cm" svg:height="1.834cm" svg:x="5.917cm" svg:y="6.7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8T22:22:42.388327850</dc:date>
    <meta:editing-duration>PT15M45S</meta:editing-duration>
    <meta:editing-cycles>3</meta:editing-cycles>
    <meta:generator>LibreOffice/24.2.6.2$Linux_X86_64 LibreOffice_project/420$Build-2</meta:generator>
    <meta:document-statistic meta:object-count="3"/>
  </office:meta>
</office:document-meta>
</file>